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ading data ... ...</text:p>
      <text:p text:style-name="Standard">(101766, 2382)</text:p>
      <text:p text:style-name="Standard">Splitting train/validation/test set ... ...</text:p>
      <text:p text:style-name="Standard">Dataset split shapes: <text:s/>(81, 2381) (81,) (21, 2381) (21,)</text:p>
      <text:p text:style-name="Standard">svm training ... ...</text:p>
      <text:p text:style-name="Standard">plotting statistics ... ...</text:p>
      <text:p text:style-name="Standard">plotting classification report ... ...</text:p>
      <text:p text:style-name="Standard">/media/akabir/New Volume/python3_virtual_env/lib/python3.6/site-packages/sklearn/metrics/classification.py:1437: UndefinedMetricWarning:</text:p>
      <text:p text:style-name="Standard"/>
      <text:p text:style-name="Standard">Precision and F-score are ill-defined and being set to 0.0 in labels with no predicted samples.</text:p>
      <text:p text:style-name="Standard"/>
      <text:p text:style-name="Standard"><text:s text:c="14"/>precision <text:s text:c="3"/>recall <text:s/>f1-score <text:s text:c="2"/>support</text:p>
      <text:p text:style-name="Standard"/>
      <text:p text:style-name="Standard"><text:s text:c="11"/>0 <text:s text:c="6"/>0.68 <text:s text:c="5"/>1.00 <text:s text:c="5"/>0.81 <text:s text:c="7"/>53</text:p>
      <text:p text:style-name="Standard"><text:s text:c="11"/>1 <text:s text:c="6"/>1.00 <text:s text:c="5"/>0.12 <text:s text:c="5"/>0.21 <text:s text:c="7"/>25</text:p>
      <text:p text:style-name="Standard"><text:s text:c="11"/>2 <text:s text:c="6"/>0.00 <text:s text:c="5"/>0.00 <text:s text:c="5"/>0.00 <text:s text:c="8"/>3</text:p>
      <text:p text:style-name="Standard"/>
      <text:p text:style-name="Standard"><text:s text:c="4"/>accuracy <text:s text:c="26"/>0.69 <text:s text:c="7"/>81</text:p>
      <text:p text:style-name="Standard"><text:s text:c="3"/>macro avg <text:s text:c="6"/>0.56 <text:s text:c="5"/>0.37 <text:s text:c="5"/>0.34 <text:s text:c="7"/>81</text:p>
      <text:p text:style-name="Standard">weighted avg <text:s text:c="6"/>0.75 <text:s text:c="5"/>0.69 <text:s text:c="5"/>0.60 <text:s text:c="7"/>81</text:p>
      <text:p text:style-name="Standard"/>
      <text:p text:style-name="Standard">plotting confusion matrix ... ...</text:p>
      <text:p text:style-name="Standard">Plotting the micro-averaged Precision-Recall curve ... ...</text:p>
      <text:p text:style-name="Standard">Average precision score, micro-averaged over all classes: 0.58</text:p>
      <text:p text:style-name="Standard">printing means accuracy of the classifier ... ...</text:p>
      <text:p text:style-name="Standard">mean accuracy: <text:s/>0.691358024691358</text:p>
      <text:p text:style-name="Standard">svm testing ... ...</text:p>
      <text:p text:style-name="Standard">plotting statistics ... ...</text:p>
      <text:p text:style-name="Standard">plotting classification report ... ...</text:p>
      <text:p text:style-name="Standard">/media/akabir/New Volume/python3_virtual_env/lib/python3.6/site-packages/sklearn/metrics/classification.py:1437: UndefinedMetricWarning:</text:p>
      <text:p text:style-name="Standard"/>
      <text:p text:style-name="Standard">Precision and F-score are ill-defined and being set to 0.0 in labels with no predicted samples.</text:p>
      <text:p text:style-name="Standard"/>
      <text:p text:style-name="Standard"><text:s text:c="14"/>precision <text:s text:c="3"/>recall <text:s/>f1-score <text:s text:c="2"/>support</text:p>
      <text:p text:style-name="Standard"/>
      <text:p text:style-name="Standard"><text:s text:c="11"/>0 <text:s text:c="6"/>0.57 <text:s text:c="5"/>1.00 <text:s text:c="5"/>0.73 <text:s text:c="7"/>12</text:p>
      <text:p text:style-name="Standard"><text:s text:c="11"/>1 <text:s text:c="6"/>0.00 <text:s text:c="5"/>0.00 <text:s text:c="5"/>0.00 <text:s text:c="8"/>6</text:p>
      <text:p text:style-name="Standard"><text:s text:c="11"/>2 <text:s text:c="6"/>0.00 <text:s text:c="5"/>0.00 <text:s text:c="5"/>0.00 <text:s text:c="8"/>3</text:p>
      <text:p text:style-name="Standard"/>
      <text:p text:style-name="Standard"><text:s text:c="4"/>accuracy <text:s text:c="26"/>0.57 <text:s text:c="7"/>21</text:p>
      <text:p text:style-name="Standard"><text:s text:c="3"/>macro avg <text:s text:c="6"/>0.19 <text:s text:c="5"/>0.33 <text:s text:c="5"/>0.24 <text:s text:c="7"/>21</text:p>
      <text:p text:style-name="Standard">weighted avg <text:s text:c="6"/>0.33 <text:s text:c="5"/>0.57 <text:s text:c="5"/>0.42 <text:s text:c="7"/>21</text:p>
      <text:p text:style-name="Standard"/>
      <text:p text:style-name="Standard">plotting confusion matrix ... ...</text:p>
      <text:p text:style-name="Standard">Plotting the micro-averaged Precision-Recall curve ... ...</text:p>
      <text:p text:style-name="Standard">Average precision score, micro-averaged over all classes: 0.47</text:p>
      <text:p text:style-name="Standard">printing means accuracy of the classifier ... ...</text:p>
      <text:p text:style-name="Standard"><text:soft-page-break/>mean accuracy: <text:s/>0.5714285714285714</text:p>
      <text:p text:style-name="Standard">Dataset split shapes: <text:s/>(102, 2381) (102, 1)</text:p>
      <text:p text:style-name="Standard">running k-fold cross validation using svm ... ...</text:p>
      <text:p text:style-name="Standard">[0.33333333 0.33333333 0.33333333 0.33333333 0.33333333]</text:p>
      <text:p text:style-name="Standard">Splitting train/validation/test set ... ...</text:p>
      <text:p text:style-name="Standard">Dataset split shapes: <text:s/>(814, 2381) (814,) (204, 2381) (204,)</text:p>
      <text:p text:style-name="Standard">svm training ... ...</text:p>
      <text:p text:style-name="Standard">plotting statistics ... ...</text:p>
      <text:p text:style-name="Standard">plotting classification report ... ...</text:p>
      <text:p text:style-name="Standard"><text:s text:c="14"/>precision <text:s text:c="3"/>recall <text:s/>f1-score <text:s text:c="2"/>support</text:p>
      <text:p text:style-name="Standard"/>
      <text:p text:style-name="Standard"><text:s text:c="11"/>0 <text:s text:c="6"/>0.59 <text:s text:c="5"/>1.00 <text:s text:c="5"/>0.74 <text:s text:c="6"/>444</text:p>
      <text:p text:style-name="Standard"><text:s text:c="11"/>1 <text:s text:c="6"/>1.00 <text:s text:c="5"/>0.16 <text:s text:c="5"/>0.27 <text:s text:c="6"/>289</text:p>
      <text:p text:style-name="Standard"><text:s text:c="11"/>2 <text:s text:c="6"/>1.00 <text:s text:c="5"/>0.16 <text:s text:c="5"/>0.28 <text:s text:c="7"/>81</text:p>
      <text:p text:style-name="Standard"/>
      <text:p text:style-name="Standard"><text:s text:c="4"/>accuracy <text:s text:c="26"/>0.62 <text:s text:c="6"/>814</text:p>
      <text:p text:style-name="Standard"><text:s text:c="3"/>macro avg <text:s text:c="6"/>0.86 <text:s text:c="5"/>0.44 <text:s text:c="5"/>0.43 <text:s text:c="6"/>814</text:p>
      <text:p text:style-name="Standard">weighted avg <text:s text:c="6"/>0.78 <text:s text:c="5"/>0.62 <text:s text:c="5"/>0.53 <text:s text:c="6"/>814</text:p>
      <text:p text:style-name="Standard"/>
      <text:p text:style-name="Standard">plotting confusion matrix ... ...</text:p>
      <text:p text:style-name="Standard">Plotting the micro-averaged Precision-Recall curve ... ...</text:p>
      <text:p text:style-name="Standard">Average precision score, micro-averaged over all classes: 0.51</text:p>
      <text:p text:style-name="Standard">printing means accuracy of the classifier ... ...</text:p>
      <text:p text:style-name="Standard">mean accuracy: <text:s/>0.6179361179361179</text:p>
      <text:p text:style-name="Standard">svm testing ... ...</text:p>
      <text:p text:style-name="Standard">plotting statistics ... ...</text:p>
      <text:p text:style-name="Standard">plotting classification report ... ...</text:p>
      <text:p text:style-name="Standard">/media/akabir/New Volume/python3_virtual_env/lib/python3.6/site-packages/sklearn/metrics/classification.py:1437: UndefinedMetricWarning:</text:p>
      <text:p text:style-name="Standard"/>
      <text:p text:style-name="Standard">Precision and F-score are ill-defined and being set to 0.0 in labels with no predicted samples.</text:p>
      <text:p text:style-name="Standard"/>
      <text:p text:style-name="Standard"><text:s text:c="14"/>precision <text:s text:c="3"/>recall <text:s/>f1-score <text:s text:c="2"/>support</text:p>
      <text:p text:style-name="Standard"/>
      <text:p text:style-name="Standard"><text:s text:c="11"/>0 <text:s text:c="6"/>0.59 <text:s text:c="5"/>1.00 <text:s text:c="5"/>0.74 <text:s text:c="6"/>120</text:p>
      <text:p text:style-name="Standard"><text:s text:c="11"/>1 <text:s text:c="6"/>0.00 <text:s text:c="5"/>0.00 <text:s text:c="5"/>0.00 <text:s text:c="7"/>61</text:p>
      <text:p text:style-name="Standard"><text:s text:c="11"/>2 <text:s text:c="6"/>0.00 <text:s text:c="5"/>0.00 <text:s text:c="5"/>0.00 <text:s text:c="7"/>23</text:p>
      <text:p text:style-name="Standard"/>
      <text:p text:style-name="Standard"><text:s text:c="4"/>accuracy <text:s text:c="26"/>0.59 <text:s text:c="6"/>204</text:p>
      <text:p text:style-name="Standard"><text:s text:c="3"/>macro avg <text:s text:c="6"/>0.20 <text:s text:c="5"/>0.33 <text:s text:c="5"/>0.25 <text:s text:c="6"/>204</text:p>
      <text:p text:style-name="Standard">weighted avg <text:s text:c="6"/>0.35 <text:s text:c="5"/>0.59 <text:s text:c="5"/>0.44 <text:s text:c="6"/>204</text:p>
      <text:p text:style-name="Standard"/>
      <text:p text:style-name="Standard">plotting confusion matrix ... ...</text:p>
      <text:p text:style-name="Standard">Plotting the micro-averaged Precision-Recall curve ... ...</text:p>
      <text:p text:style-name="Standard">Average precision score, micro-averaged over all classes: 0.48</text:p>
      <text:p text:style-name="Standard">printing means accuracy of the classifier ... ...</text:p>
      <text:p text:style-name="Standard">mean accuracy: <text:s/>0.5882352941176471</text:p>
      <text:p text:style-name="Standard">Dataset split shapes: <text:s/>(1018, 2381) (1018, 1)</text:p>
      <text:p text:style-name="Standard">running k-fold cross validation using svm ... ...</text:p>
      <text:p text:style-name="Standard"><text:soft-page-break/>[0.33038348 0.33333333 0.33038348 0.34285714 0.33035714]</text:p>
      <text:p text:style-name="Standard">Splitting train/validation/test set ... ...</text:p>
      <text:p text:style-name="Standard">Dataset split shapes: <text:s/>(8141, 2381) (8141,) (2036, 2381) (2036,)</text:p>
      <text:p text:style-name="Standard">svm training ... ...</text:p>
      <text:p text:style-name="Standard">plotting statistics ... ...</text:p>
      <text:p text:style-name="Standard">plotting classification report ... ...</text:p>
      <text:p text:style-name="Standard"><text:s text:c="14"/>precision <text:s text:c="3"/>recall <text:s/>f1-score <text:s text:c="2"/>support</text:p>
      <text:p text:style-name="Standard"/>
      <text:p text:style-name="Standard"><text:s text:c="11"/>0 <text:s text:c="6"/>0.58 <text:s text:c="5"/>1.00 <text:s text:c="5"/>0.74 <text:s text:c="5"/>4427</text:p>
      <text:p text:style-name="Standard"><text:s text:c="11"/>1 <text:s text:c="6"/>0.99 <text:s text:c="5"/>0.15 <text:s text:c="5"/>0.26 <text:s text:c="5"/>2859</text:p>
      <text:p text:style-name="Standard"><text:s text:c="11"/>2 <text:s text:c="6"/>1.00 <text:s text:c="5"/>0.13 <text:s text:c="5"/>0.24 <text:s text:c="6"/>855</text:p>
      <text:p text:style-name="Standard"/>
      <text:p text:style-name="Standard"><text:s text:c="4"/>accuracy <text:s text:c="26"/>0.61 <text:s text:c="5"/>8141</text:p>
      <text:p text:style-name="Standard"><text:s text:c="3"/>macro avg <text:s text:c="6"/>0.86 <text:s text:c="5"/>0.43 <text:s text:c="5"/>0.41 <text:s text:c="5"/>8141</text:p>
      <text:p text:style-name="Standard">weighted avg <text:s text:c="6"/>0.77 <text:s text:c="5"/>0.61 <text:s text:c="5"/>0.52 <text:s text:c="5"/>8141</text:p>
      <text:p text:style-name="Standard"/>
      <text:p text:style-name="Standard">plotting confusion matrix ... ...</text:p>
      <text:p text:style-name="Standard">Plotting the micro-averaged Precision-Recall curve ... ...</text:p>
      <text:p text:style-name="Standard">Average precision score, micro-averaged over all classes: 0.50</text:p>
      <text:p text:style-name="Standard">printing means accuracy of the classifier ... ...</text:p>
      <text:p text:style-name="Standard">mean accuracy: <text:s/>0.6115956270728412</text:p>
      <text:p text:style-name="Standard">svm testing ... ...</text:p>
      <text:p text:style-name="Standard">plotting statistics ... ...</text:p>
      <text:p text:style-name="Standard">plotting classification report ... ...</text:p>
      <text:p text:style-name="Standard"><text:s text:c="14"/>precision <text:s text:c="3"/>recall <text:s/>f1-score <text:s text:c="2"/>support</text:p>
      <text:p text:style-name="Standard"/>
      <text:p text:style-name="Standard"><text:s text:c="11"/>0 <text:s text:c="6"/>0.54 <text:s text:c="5"/>0.97 <text:s text:c="5"/>0.69 <text:s text:c="5"/>1095</text:p>
      <text:p text:style-name="Standard"><text:s text:c="11"/>1 <text:s text:c="6"/>0.30 <text:s text:c="5"/>0.02 <text:s text:c="5"/>0.04 <text:s text:c="6"/>719</text:p>
      <text:p text:style-name="Standard"><text:s text:c="11"/>2 <text:s text:c="6"/>0.08 <text:s text:c="5"/>0.00 <text:s text:c="5"/>0.01 <text:s text:c="6"/>222</text:p>
      <text:p text:style-name="Standard"/>
      <text:p text:style-name="Standard"><text:s text:c="4"/>accuracy <text:s text:c="26"/>0.53 <text:s text:c="5"/>2036</text:p>
      <text:p text:style-name="Standard"><text:s text:c="3"/>macro avg <text:s text:c="6"/>0.31 <text:s text:c="5"/>0.33 <text:s text:c="5"/>0.25 <text:s text:c="5"/>2036</text:p>
      <text:p text:style-name="Standard">weighted avg <text:s text:c="6"/>0.40 <text:s text:c="5"/>0.53 <text:s text:c="5"/>0.39 <text:s text:c="5"/>2036</text:p>
      <text:p text:style-name="Standard"/>
      <text:p text:style-name="Standard">plotting confusion matrix ... ...</text:p>
      <text:p text:style-name="Standard">Plotting the micro-averaged Precision-Recall curve ... ...</text:p>
      <text:p text:style-name="Standard">Average precision score, micro-averaged over all classes: 0.44</text:p>
      <text:p text:style-name="Standard">printing means accuracy of the classifier ... ...</text:p>
      <text:p text:style-name="Standard">mean accuracy: <text:s/>0.5294695481335953</text:p>
      <text:p text:style-name="Standard">Dataset split shapes: <text:s/>(10177, 2381) (10177, 1)</text:p>
      <text:p text:style-name="Standard">running k-fold cross validation using svm ... ...</text:p>
      <text:p text:style-name="Standard">[0.33040553 0.33549166 0.33248176 0.33456002 0.33572866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16:36:58.260053559</meta:creation-date>
    <dc:date>2019-11-11T16:37:29.456923836</dc:date>
    <meta:editing-duration>PT34S</meta:editing-duration>
    <meta:editing-cycles>1</meta:editing-cycles>
    <meta:document-statistic meta:table-count="0" meta:image-count="0" meta:object-count="0" meta:page-count="3" meta:paragraph-count="113" meta:word-count="633" meta:character-count="5634" meta:non-whitespace-character-count="3881"/>
    <meta:generator>LibreOffice/6.0.7.3$Linux_X86_64 LibreOffice_project/00m0$Build-3</meta:generator>
  </office:meta>
</office:document-meta>
</file>